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067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<text:a xlink:href="http://www.textfiles.com/etext/AUTHORS/POE/poe-to-714.txt" xlink:type="simple">poe-to-714.txt</text:a>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To F--S S. O--D, by Edgar Allan Poe (1835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to-711.txt" xlink:type="simple">poe-to-711.txt</text:a>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To --, by Edgar Allan Poe (1830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hymn-447.txt" xlink:type="simple">poe-hymn-447.txt</text:a>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Hymn, by Edgar Allan Poe, by Edgar Allan Poe (1835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to-713.txt" xlink:type="simple">poe-to-713.txt</text:a>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To F--, by Edgar Allan Poe (1835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to-721.txt" xlink:type="simple">poe-to-721.txt</text:a>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To The River, by Edgar Allan Poe (1829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to-715.txt" xlink:type="simple">poe-to-715.txt</text:a>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To Helen, by Edgar Allan Poe (1831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song-658.txt" xlink:type="simple">poe-song-658.txt</text:a>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Song, by Edgar Allan Poe (1827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dream-419.txt" xlink:type="simple">poe-dream-419.txt</text:a>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A Dream, by Edgar Allan Poe (1827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to-719.txt" xlink:type="simple">poe-to-719.txt</text:a>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To My Mother, by Edgar Allan Poe (1849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sonnet-661.txt" xlink:type="simple">poe-sonnet-661.txt</text:a>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Sonnet: To Zante, by Edgar Allan Poe (1837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enigma-427.txt" xlink:type="simple">poe-enigma-427.txt</text:a>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An Enigma, by Edgar Allan Poe (1848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sonnet-660.txt" xlink:type="simple">poe-sonnet-660.txt</text:a>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Sonnet: To Science, by Edgar Allan Poe (1829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elizabeth-438.txt" xlink:type="simple">poe-elizabeth-438.txt</text:a>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lizabeth, by Edgar Allan Poe (1850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sonnet-659.txt" xlink:type="simple">poe-sonnet-659.txt</text:a>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Sonnet: Silence, by Edgar Allan Poe (1840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to-717.txt" xlink:type="simple">poe-to-717.txt</text:a>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To M--, by Edgar Allan Poe (1830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romance-563.txt" xlink:type="simple">poe-romance-563.txt</text:a>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Romance, by Edgar Allan Poe (1829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to-718.txt" xlink:type="simple">poe-to-718.txt</text:a>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To M.L.S., by Edgar Allan Poe (1847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dream-420.txt" xlink:type="simple">poe-dream-420.txt</text:a>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A Dream Within a Dream, by Edgar Allan Poe (1827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alone-426.txt" xlink:type="simple">poe-alone-426.txt</text:a>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Alone, by Edgar Allan Poe (1830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lake-688.txt" xlink:type="simple">poe-lake-688.txt</text:a>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The Lake. To --, by Edgar Allan Poe (1827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evening-440.txt" xlink:type="simple">poe-evening-440.txt</text:a>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Evening Star, by Edgar Allan Poe (1827)</text:p>
          </table:table-cell>
        </table:table-row>
        <table:table-row table:style-name="ro4">
          <table:table-cell office:value-type="string" calcext:value-type="string">
            <text:p><text:a xlink:href="http://www.textfiles.com/etext/AUTHORS/POE/poe-happiest-684.txt" xlink:type="simple">poe-happiest-684.txt</text:a>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he Happiest Day, The Happiest Hour, by Edgar Allan Poe (1827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eldorado-436.txt" xlink:type="simple">poe-eldorado-436.txt</text:a>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Eldorado, by Edgar Allan Poe (1849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eulalie-439.txt" xlink:type="simple">poe-eulalie-439.txt</text:a>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Eulalie, by Edgar Allan Poe (1845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serenade-654.txt" xlink:type="simple">poe-serenade-654.txt</text:a>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Serenade, by Edgar Allan Poe (1850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valentine-424.txt" xlink:type="simple">poe-valentine-424.txt</text:a>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A Valentine, by Edgar Allan Poe (1846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to-720.txt" xlink:type="simple">poe-to-720.txt</text:a>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o One In Paradise, by Edgar Allan Poe (1834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valley-709.txt" xlink:type="simple">poe-valley-709.txt</text:a>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The Valley of Unrest, by Edgar Allan Poe (1831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spirits-662.txt" xlink:type="simple">poe-spirits-662.txt</text:a>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pirits of the Dead, by Edgar Allan Poe (1827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bridal-431.txt" xlink:type="simple">poe-bridal-431.txt</text:a>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Bridal Ballad, by Edgar Allan Poe (1837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to-712.txt" xlink:type="simple">poe-to-712.txt</text:a>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To -- --, by Edgar Allan Poe (1829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conqueror-676.txt" xlink:type="simple">poe-conqueror-676.txt</text:a>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The Conqueror Worm, by Edgar Allan Poe (1843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dreams-435.txt" xlink:type="simple">poe-dreams-435.txt</text:a>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Dreams, by Edgar Allan Poe (1827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lenore-451.txt" xlink:type="simple">poe-lenore-451.txt</text:a>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Lenore, by Edgar Allan Poe (1831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fairy-441.txt" xlink:type="simple">poe-fairy-441.txt</text:a>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Fairy-Land, by Edgar Allan Poe (1829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annabel-428.txt" xlink:type="simple">poe-annabel-428.txt</text:a>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Annabel Lee, by Edgar Allan Poe (1849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israfel-448.txt" xlink:type="simple">poe-israfel-448.txt</text:a>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fel, by Edgar Allan Poe (1831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haunted-685.txt" xlink:type="simple">poe-haunted-685.txt</text:a>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The Haunted Palace, by Edgar Allan Poe (1839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stanzas-663.txt" xlink:type="simple">poe-stanzas-663.txt</text:a>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Stanzas, by Edgar Allan Poe (1827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city-673.txt" xlink:type="simple">poe-city-673.txt</text:a>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The City in the Sea, by Edgar Allan Poe (1831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coliseum-674.txt" xlink:type="simple">poe-coliseum-674.txt</text:a>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The Coliseum, by Edgar Allan Poe (1833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sleeper-703.txt" xlink:type="simple">poe-sleeper-703.txt</text:a>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The Sleeper, by Edgar Allan Poe (1831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dreamland-434.txt" xlink:type="simple">poe-dreamland-434.txt</text:a></text:p>
          </table:table-cell>
          <table:table-cell office:value-type="float" office:value="2723" calcext:value-type="float">
            <text:p>2723</text:p>
          </table:table-cell>
          <table:table-cell office:value-type="string" calcext:value-type="string">
            <text:p>Dreamland, by Edgar Allan Poe (1844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to-716.txt" xlink:type="simple">poe-to-716.txt</text:a>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To Helen, by Edgar Allan Poe (1848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alone.txt" xlink:type="simple">alone.txt</text:a>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Alone, by Edgar Allan Poe (1830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for-442.txt" xlink:type="simple">poe-for-442.txt</text:a></text:p>
          </table:table-cell>
          <table:table-cell office:value-type="float" office:value="3862" calcext:value-type="float">
            <text:p>3862</text:p>
          </table:table-cell>
          <table:table-cell office:value-type="string" calcext:value-type="string">
            <text:p>For Annie, by Edgar Allan Poe (1849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ulalame-722.txt" xlink:type="simple">poe-ulalame-722.txt</text:a></text:p>
          </table:table-cell>
          <table:table-cell office:value-type="float" office:value="4493" calcext:value-type="float">
            <text:p>4493</text:p>
          </table:table-cell>
          <table:table-cell office:value-type="string" calcext:value-type="string">
            <text:p>Ulalame, by Edgar Allan Poe (1847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bells-669.txt" xlink:type="simple">poe-bells-669.txt</text:a></text:p>
          </table:table-cell>
          <table:table-cell office:value-type="float" office:value="4898" calcext:value-type="float">
            <text:p>4898</text:p>
          </table:table-cell>
          <table:table-cell office:value-type="string" calcext:value-type="string">
            <text:p>The Bells, by Edgar Allan Poe (1849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shadow-655.txt" xlink:type="simple">poe-shadow-655.txt</text:a></text:p>
          </table:table-cell>
          <table:table-cell office:value-type="float" office:value="5836" calcext:value-type="float">
            <text:p>5836</text:p>
          </table:table-cell>
          <table:table-cell office:value-type="string" calcext:value-type="string">
            <text:p>Shadow, a Parable, by Edgar Allan Poe (1850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raven.txt" xlink:type="simple">raven.txt</text:a></text:p>
          </table:table-cell>
          <table:table-cell office:value-type="float" office:value="7040" calcext:value-type="float">
            <text:p>7040</text:p>
          </table:table-cell>
          <table:table-cell office:value-type="string" calcext:value-type="string">
            <text:p>The Raven, by Edgar Allen Poe (1845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raven-702.txt" xlink:type="simple">poe-raven-702.txt</text:a></text:p>
          </table:table-cell>
          <table:table-cell office:value-type="float" office:value="7105" calcext:value-type="float">
            <text:p>7105</text:p>
          </table:table-cell>
          <table:table-cell office:value-type="string" calcext:value-type="string">
            <text:p>The Raven, by Edgar Allan Poe (1845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oval-697.txt" xlink:type="simple">poe-oval-697.txt</text:a>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The Oval Portrait, by Edgar Allan Poe (1850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silence-656.txt" xlink:type="simple">poe-silence-656.txt</text:a></text:p>
          </table:table-cell>
          <table:table-cell office:value-type="float" office:value="7614" calcext:value-type="float">
            <text:p>7614</text:p>
          </table:table-cell>
          <table:table-cell office:value-type="string" calcext:value-type="string">
            <text:p>Silence: A Fable, by Edgar Allan Poe (1837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duc-680.txt" xlink:type="simple">poe-duc-680.txt</text:a></text:p>
          </table:table-cell>
          <table:table-cell office:value-type="float" office:value="7838" calcext:value-type="float">
            <text:p>7838</text:p>
          </table:table-cell>
          <table:table-cell office:value-type="string" calcext:value-type="string">
            <text:p>The Duc De L'Omlette, by Edgar Allan Poe (1850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power-699.txt" xlink:type="simple">poe-power-699.txt</text:a></text:p>
          </table:table-cell>
          <table:table-cell office:value-type="float" office:value="8296" calcext:value-type="float">
            <text:p>8296</text:p>
          </table:table-cell>
          <table:table-cell office:value-type="string" calcext:value-type="string">
            <text:p>The Power of Words, by Edgar Allan Poe (1850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tale-664.txt" xlink:type="simple">poe-tale-664.txt</text:a></text:p>
          </table:table-cell>
          <table:table-cell office:value-type="float" office:value="8585" calcext:value-type="float">
            <text:p>8585</text:p>
          </table:table-cell>
          <table:table-cell office:value-type="string" calcext:value-type="string">
            <text:p>Tale of Jerusalem, by Edgar Allan Poe (1850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tamerlane-665.txt" xlink:type="simple">poe-tamerlane-665.txt</text:a></text:p>
          </table:table-cell>
          <table:table-cell office:value-type="float" office:value="10085" calcext:value-type="float">
            <text:p>10085</text:p>
          </table:table-cell>
          <table:table-cell office:value-type="string" calcext:value-type="string">
            <text:p>Tamerlane, by Edgar Allan Poe (1827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lionizing-453.txt" xlink:type="simple">poe-lionizing-453.txt</text:a></text:p>
          </table:table-cell>
          <table:table-cell office:value-type="float" office:value="10098" calcext:value-type="float">
            <text:p>10098</text:p>
          </table:table-cell>
          <table:table-cell office:value-type="string" calcext:value-type="string">
            <text:p>Lionizing, by Edgar Allan Poe (1850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sphinx-705.txt" xlink:type="simple">poe-sphinx-705.txt</text:a></text:p>
          </table:table-cell>
          <table:table-cell office:value-type="float" office:value="10623" calcext:value-type="float">
            <text:p>10623</text:p>
          </table:table-cell>
          <table:table-cell office:value-type="string" calcext:value-type="string">
            <text:p>The Sphinx, by Edgar Allan Poe (1850)</text:p>
          </table:table-cell>
        </table:table-row>
        <table:table-row table:style-name="ro4">
          <table:table-cell office:value-type="string" calcext:value-type="string">
            <text:p><text:a xlink:href="http://www.textfiles.com/etext/AUTHORS/POE/poe-morning-559.txt" xlink:type="simple">poe-morning-559.txt</text:a></text:p>
          </table:table-cell>
          <table:table-cell office:value-type="float" office:value="11295" calcext:value-type="float">
            <text:p>11295</text:p>
          </table:table-cell>
          <table:table-cell office:value-type="string" calcext:value-type="string">
            <text:p>Morning on the Wissahiccon, by Edgar Allan Poe (1850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telltale.txt" xlink:type="simple">telltale.txt</text:a></text:p>
          </table:table-cell>
          <table:table-cell office:value-type="float" office:value="11404" calcext:value-type="float">
            <text:p>11404</text:p>
          </table:table-cell>
          <table:table-cell office:value-type="string" calcext:value-type="string">
            <text:p>The Tell Tale Heart, by Edgar Allen Poe (May 1993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tell-707.txt" xlink:type="simple">poe-tell-707.txt</text:a></text:p>
          </table:table-cell>
          <table:table-cell office:value-type="float" office:value="11543" calcext:value-type="float">
            <text:p>11543</text:p>
          </table:table-cell>
          <table:table-cell office:value-type="string" calcext:value-type="string">
            <text:p>The Tell-Tale Heart, by Edgar Allan Poe (1843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island-687.txt" xlink:type="simple">poe-island-687.txt</text:a></text:p>
          </table:table-cell>
          <table:table-cell office:value-type="float" office:value="11749" calcext:value-type="float">
            <text:p>11749</text:p>
          </table:table-cell>
          <table:table-cell office:value-type="string" calcext:value-type="string">
            <text:p>The Island of the Fay, by Edgar Allan Poe (1850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morella-558.txt" xlink:type="simple">poe-morella-558.txt</text:a>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orella, by Edgar Allan Poe (1850)</text:p>
          </table:table-cell>
        </table:table-row>
        <table:table-row table:style-name="ro4">
          <table:table-cell office:value-type="string" calcext:value-type="string">
            <text:p><text:a xlink:href="http://www.textfiles.com/etext/AUTHORS/POE/poe-conversation-677.txt" xlink:type="simple">poe-conversation-677.txt</text:a></text:p>
          </table:table-cell>
          <table:table-cell office:value-type="float" office:value="12174" calcext:value-type="float">
            <text:p>12174</text:p>
          </table:table-cell>
          <table:table-cell office:value-type="string" calcext:value-type="string">
            <text:p>The Conversation of Eiros and Charmion, by Edgar Allan Poe (1850)</text:p>
          </table:table-cell>
        </table:table-row>
        <table:table-row table:style-name="ro5">
          <table:table-cell office:value-type="string" calcext:value-type="string">
            <text:p><text:a xlink:href="http://www.textfiles.com/etext/AUTHORS/POE/poe-why-724.txt" xlink:type="simple">poe-why-724.txt</text:a></text:p>
          </table:table-cell>
          <table:table-cell office:value-type="float" office:value="13123" calcext:value-type="float">
            <text:p>13123</text:p>
          </table:table-cell>
          <table:table-cell office:value-type="string" calcext:value-type="string">
            <text:p>Why The Little Frenchman Wears His Hand In a Sling, by Edgar Allan Poe (1850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cask-672.txt" xlink:type="simple">poe-cask-672.txt</text:a></text:p>
          </table:table-cell>
          <table:table-cell office:value-type="float" office:value="13341" calcext:value-type="float">
            <text:p>13341</text:p>
          </table:table-cell>
          <table:table-cell office:value-type="string" calcext:value-type="string">
            <text:p>The Cask of Amontillado, by Edgar Allan Poe (1846)</text:p>
          </table:table-cell>
        </table:table-row>
        <table:table-row table:style-name="ro4">
          <table:table-cell office:value-type="string" calcext:value-type="string">
            <text:p><text:a xlink:href="http://www.textfiles.com/etext/AUTHORS/POE/cask.poe" xlink:type="simple">cask.poe</text:a></text:p>
          </table:table-cell>
          <table:table-cell office:value-type="float" office:value="13621" calcext:value-type="float">
            <text:p>13621</text:p>
          </table:table-cell>
          <table:table-cell office:value-type="string" calcext:value-type="string">
            <text:p>INTERNET WIRETAP: The Cask of Amontillado by Edgar Allan Poe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eleonora-437.txt" xlink:type="simple">poe-eleonora-437.txt</text:a></text:p>
          </table:table-cell>
          <table:table-cell office:value-type="float" office:value="13691" calcext:value-type="float">
            <text:p>13691</text:p>
          </table:table-cell>
          <table:table-cell office:value-type="string" calcext:value-type="string">
            <text:p>Eleonora, by Edgar Allan Poe (1850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three-710.txt" xlink:type="simple">poe-three-710.txt</text:a></text:p>
          </table:table-cell>
          <table:table-cell office:value-type="float" office:value="13905" calcext:value-type="float">
            <text:p>13905</text:p>
          </table:table-cell>
          <table:table-cell office:value-type="string" calcext:value-type="string">
            <text:p>Three Sundays in a Week, by Edgar Allan Poe (1850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eleonora.poe" xlink:type="simple">eleonora.poe</text:a></text:p>
          </table:table-cell>
          <table:table-cell office:value-type="float" office:value="13951" calcext:value-type="float">
            <text:p>13951</text:p>
          </table:table-cell>
          <table:table-cell office:value-type="string" calcext:value-type="string">
            <text:p>I Eleonora, by Edgar Allen Poe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masque-692.txt" xlink:type="simple">poe-masque-692.txt</text:a></text:p>
          </table:table-cell>
          <table:table-cell office:value-type="float" office:value="14008" calcext:value-type="float">
            <text:p>14008</text:p>
          </table:table-cell>
          <table:table-cell office:value-type="string" calcext:value-type="string">
            <text:p>The Masque of the Red Death, by Edgar Allan Poe (1842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imp-686.txt" xlink:type="simple">poe-imp-686.txt</text:a></text:p>
          </table:table-cell>
          <table:table-cell office:value-type="float" office:value="14097" calcext:value-type="float">
            <text:p>14097</text:p>
          </table:table-cell>
          <table:table-cell office:value-type="string" calcext:value-type="string">
            <text:p>The Imp of the Perverse, by Edgar Allan Poe (1850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x-726.txt" xlink:type="simple">poe-x-726.txt</text:a></text:p>
          </table:table-cell>
          <table:table-cell office:value-type="float" office:value="14209" calcext:value-type="float">
            <text:p>14209</text:p>
          </table:table-cell>
          <table:table-cell office:value-type="string" calcext:value-type="string">
            <text:p>X-Ing a Paragrab, by Edgar Allan Poe (1850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von-723.txt" xlink:type="simple">poe-von-723.txt</text:a></text:p>
          </table:table-cell>
          <table:table-cell office:value-type="float" office:value="16135" calcext:value-type="float">
            <text:p>16135</text:p>
          </table:table-cell>
          <table:table-cell office:value-type="string" calcext:value-type="string">
            <text:p>Von Kempelen and his Discovery, by Edgar Allan Poe (1850)</text:p>
          </table:table-cell>
        </table:table-row>
        <table:table-row table:style-name="ro6">
          <table:table-cell office:value-type="string" calcext:value-type="string">
            <text:p><text:a xlink:href="http://www.textfiles.com/etext/AUTHORS/POE/poe-four-443.txt" xlink:type="simple">poe-four-443.txt</text:a></text:p>
          </table:table-cell>
          <table:table-cell office:value-type="float" office:value="16407" calcext:value-type="float">
            <text:p>16407</text:p>
          </table:table-cell>
          <table:table-cell office:value-type="string" calcext:value-type="string">
            <text:p>Four Beasts in One: The Hom-Cameleopard, by Edgar Allan Poe (1850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masque_r.txt" xlink:type="simple">masque_r.txt</text:a></text:p>
          </table:table-cell>
          <table:table-cell office:value-type="float" office:value="17784" calcext:value-type="float">
            <text:p>17784</text:p>
          </table:table-cell>
          <table:table-cell office:value-type="string" calcext:value-type="string">
            <text:p>The Masque of the Red Death, by Edgar Allan Poe, 1842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devil-678.txt" xlink:type="simple">poe-devil-678.txt</text:a></text:p>
          </table:table-cell>
          <table:table-cell office:value-type="float" office:value="18646" calcext:value-type="float">
            <text:p>18646</text:p>
          </table:table-cell>
          <table:table-cell office:value-type="string" calcext:value-type="string">
            <text:p>The Devil in the Belfry, by Edgar Allan Poe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mystification-561.txt" xlink:type="simple">poe-mystification-561.txt</text:a></text:p>
          </table:table-cell>
          <table:table-cell office:value-type="float" office:value="18721" calcext:value-type="float">
            <text:p>18721</text:p>
          </table:table-cell>
          <table:table-cell office:value-type="string" calcext:value-type="string">
            <text:p>Mystification, by Edgar Allan Poe (1850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berenice-429.txt" xlink:type="simple">poe-berenice-429.txt</text:a></text:p>
          </table:table-cell>
          <table:table-cell office:value-type="float" office:value="18931" calcext:value-type="float">
            <text:p>18931</text:p>
          </table:table-cell>
          <table:table-cell office:value-type="string" calcext:value-type="string">
            <text:p>Berenice, by Edgar Allan Poe (1835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al-425.txt" xlink:type="simple">poe-al-425.txt</text:a></text:p>
          </table:table-cell>
          <table:table-cell office:value-type="float" office:value="19110" calcext:value-type="float">
            <text:p>19110</text:p>
          </table:table-cell>
          <table:table-cell office:value-type="string" calcext:value-type="string">
            <text:p>Al Aaraaf, by Edgar Allan Poe (1829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berenice.poe" xlink:type="simple">berenice.poe</text:a></text:p>
          </table:table-cell>
          <table:table-cell office:value-type="float" office:value="19362" calcext:value-type="float">
            <text:p>19362</text:p>
          </table:table-cell>
          <table:table-cell office:value-type="string" calcext:value-type="string">
            <text:p>Berenice, by Edgar Allen Poe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predicament-421.txt" xlink:type="simple">poe-predicament-421.txt</text:a></text:p>
          </table:table-cell>
          <table:table-cell office:value-type="float" office:value="20522" calcext:value-type="float">
            <text:p>20522</text:p>
          </table:table-cell>
          <table:table-cell office:value-type="string" calcext:value-type="string">
            <text:p>A Predicament, by Edgar Allan Poe (1838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business-671.txt" xlink:type="simple">poe-business-671.txt</text:a></text:p>
          </table:table-cell>
          <table:table-cell office:value-type="float" office:value="20668" calcext:value-type="float">
            <text:p>20668</text:p>
          </table:table-cell>
          <table:table-cell office:value-type="string" calcext:value-type="string">
            <text:p>The Business Man, by Edgar Allan Poe (1850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metzengerstein-557.txt" xlink:type="simple">poe-metzengerstein-557.txt</text:a></text:p>
          </table:table-cell>
          <table:table-cell office:value-type="float" office:value="20672" calcext:value-type="float">
            <text:p>20672</text:p>
          </table:table-cell>
          <table:table-cell office:value-type="string" calcext:value-type="string">
            <text:p>Metzengerstein, by Edgar Allan Poe (1850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colloquy-675.txt" xlink:type="simple">poe-colloquy-675.txt</text:a></text:p>
          </table:table-cell>
          <table:table-cell office:value-type="float" office:value="20761" calcext:value-type="float">
            <text:p>20761</text:p>
          </table:table-cell>
          <table:table-cell office:value-type="string" calcext:value-type="string">
            <text:p>The Colloquy of Monos and Una, by Edgar Allan Poe (1850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man-690.txt" xlink:type="simple">poe-man-690.txt</text:a></text:p>
          </table:table-cell>
          <table:table-cell office:value-type="float" office:value="20767" calcext:value-type="float">
            <text:p>20767</text:p>
          </table:table-cell>
          <table:table-cell office:value-type="string" calcext:value-type="string">
            <text:p>The Man of the Crowd, by Edgar Allan Poe (1850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facts-681.txt" xlink:type="simple">poe-facts-681.txt</text:a></text:p>
          </table:table-cell>
          <table:table-cell office:value-type="float" office:value="20881" calcext:value-type="float">
            <text:p>20881</text:p>
          </table:table-cell>
          <table:table-cell office:value-type="string" calcext:value-type="string">
            <text:p>The Facts in the Case of m. Valdemar, by Edgar Allan Poe (1845)</text:p>
          </table:table-cell>
        </table:table-row>
        <table:table-row table:style-name="ro4">
          <table:table-cell office:value-type="string" calcext:value-type="string">
            <text:p><text:a xlink:href="http://www.textfiles.com/etext/AUTHORS/POE/poe-angel-666.txt" xlink:type="simple">poe-angel-666.txt</text:a></text:p>
          </table:table-cell>
          <table:table-cell office:value-type="float" office:value="21007" calcext:value-type="float">
            <text:p>21007</text:p>
          </table:table-cell>
          <table:table-cell office:value-type="string" calcext:value-type="string">
            <text:p>The Angel of the Odd: An Extravaganza, by Edgar Allan Poe (1850)</text:p>
          </table:table-cell>
        </table:table-row>
        <table:table-row table:style-name="ro6">
          <table:table-cell office:value-type="string" calcext:value-type="string">
            <text:p><text:a xlink:href="http://www.textfiles.com/etext/AUTHORS/POE/poe-hop-445.txt" xlink:type="simple">poe-hop-445.txt</text:a></text:p>
          </table:table-cell>
          <table:table-cell office:value-type="float" office:value="21016" calcext:value-type="float">
            <text:p>21016</text:p>
          </table:table-cell>
          <table:table-cell office:value-type="string" calcext:value-type="string">
            <text:p>Hop-Frog or the Eight Chained Ourang-Outangs, by Edgar Allan Poe (1850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landscape-689.txt" xlink:type="simple">poe-landscape-689.txt</text:a></text:p>
          </table:table-cell>
          <table:table-cell office:value-type="float" office:value="21433" calcext:value-type="float">
            <text:p>21433</text:p>
          </table:table-cell>
          <table:table-cell office:value-type="string" calcext:value-type="string">
            <text:p>The Landscape Garden, by Edgar Allan Poe (1850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man-691.txt" xlink:type="simple">poe-man-691.txt</text:a></text:p>
          </table:table-cell>
          <table:table-cell office:value-type="float" office:value="21624" calcext:value-type="float">
            <text:p>21624</text:p>
          </table:table-cell>
          <table:table-cell office:value-type="string" calcext:value-type="string">
            <text:p>The Man That Was Used Up, by Edgar Allan Poe (1850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never-562.txt" xlink:type="simple">poe-never-562.txt</text:a></text:p>
          </table:table-cell>
          <table:table-cell office:value-type="float" office:value="21948" calcext:value-type="float">
            <text:p>21948</text:p>
          </table:table-cell>
          <table:table-cell office:value-type="string" calcext:value-type="string">
            <text:p>Never Bet the Devil Your Head, by Edgar Allan Poe (1850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black-670.txt" xlink:type="simple">poe-black-670.txt</text:a></text:p>
          </table:table-cell>
          <table:table-cell office:value-type="float" office:value="22031" calcext:value-type="float">
            <text:p>22031</text:p>
          </table:table-cell>
          <table:table-cell office:value-type="string" calcext:value-type="string">
            <text:p>The Black Cat, by Edgar Allan Poe (1843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mesmeric-556.txt" xlink:type="simple">poe-mesmeric-556.txt</text:a></text:p>
          </table:table-cell>
          <table:table-cell office:value-type="float" office:value="22139" calcext:value-type="float">
            <text:p>22139</text:p>
          </table:table-cell>
          <table:table-cell office:value-type="string" calcext:value-type="string">
            <text:p>Mesmeric Revelation, by Edgar Allan Poe (1850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how-446.txt" xlink:type="simple">poe-how-446.txt</text:a></text:p>
          </table:table-cell>
          <table:table-cell office:value-type="float" office:value="22422" calcext:value-type="float">
            <text:p>22422</text:p>
          </table:table-cell>
          <table:table-cell office:value-type="string" calcext:value-type="string">
            <text:p>How to Write a Blackwood Article, by Edgar Allan Poe (1850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blackcat.poe" xlink:type="simple">blackcat.poe</text:a></text:p>
          </table:table-cell>
          <table:table-cell office:value-type="float" office:value="22509" calcext:value-type="float">
            <text:p>22509</text:p>
          </table:table-cell>
          <table:table-cell office:value-type="string" calcext:value-type="string">
            <text:p>The Black Cat, by Edgar Allen Poe</text:p>
          </table:table-cell>
        </table:table-row>
        <table:table-row table:style-name="ro6">
          <table:table-cell office:value-type="string" calcext:value-type="string">
            <text:p><text:a xlink:href="http://www.textfiles.com/etext/AUTHORS/POE/poe-diddling-433.txt" xlink:type="simple">poe-diddling-433.txt</text:a></text:p>
          </table:table-cell>
          <table:table-cell office:value-type="float" office:value="22862" calcext:value-type="float">
            <text:p>22862</text:p>
          </table:table-cell>
          <table:table-cell office:value-type="string" calcext:value-type="string">
            <text:p>Diddling: Considered As One of the Exact Sciences, by Edgar Allan Poe (1850)</text:p>
          </table:table-cell>
        </table:table-row>
        <table:table-row table:style-name="ro4">
          <table:table-cell office:value-type="string" calcext:value-type="string">
            <text:p><text:a xlink:href="http://www.textfiles.com/etext/AUTHORS/POE/poe-tale-422.txt" xlink:type="simple">poe-tale-422.txt</text:a></text:p>
          </table:table-cell>
          <table:table-cell office:value-type="float" office:value="23520" calcext:value-type="float">
            <text:p>23520</text:p>
          </table:table-cell>
          <table:table-cell office:value-type="string" calcext:value-type="string">
            <text:p>A Tale of Ragged Mountains, by Edgar Allan Poe (1850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ms-560.txt" xlink:type="simple">poe-ms-560.txt</text:a></text:p>
          </table:table-cell>
          <table:table-cell office:value-type="float" office:value="23861" calcext:value-type="float">
            <text:p>23861</text:p>
          </table:table-cell>
          <table:table-cell office:value-type="string" calcext:value-type="string">
            <text:p>Ms. Found In a Bottle, by Edgar Allan Poe (1833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atale.poe" xlink:type="simple">atale.poe</text:a></text:p>
          </table:table-cell>
          <table:table-cell office:value-type="float" office:value="23986" calcext:value-type="float">
            <text:p>23986</text:p>
          </table:table-cell>
          <table:table-cell office:value-type="string" calcext:value-type="string">
            <text:p>A Tale of the Ragged Mountains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oblong-696.txt" xlink:type="simple">poe-oblong-696.txt</text:a></text:p>
          </table:table-cell>
          <table:table-cell office:value-type="float" office:value="25876" calcext:value-type="float">
            <text:p>25876</text:p>
          </table:table-cell>
          <table:table-cell office:value-type="string" calcext:value-type="string">
            <text:p>The Oblong Box, by Edgar Allan Poe (1850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assignation-667.txt" xlink:type="simple">poe-assignation-667.txt</text:a>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The Assignation, by Edgar Allan Poe (1834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assignat.poe" xlink:type="simple">assignat.poe</text:a></text:p>
          </table:table-cell>
          <table:table-cell office:value-type="float" office:value="27214" calcext:value-type="float">
            <text:p>27214</text:p>
          </table:table-cell>
          <table:table-cell office:value-type="string" calcext:value-type="string">
            <text:p>The Assignation by Edgar Allan Poe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loss-455.txt" xlink:type="simple">poe-loss-455.txt</text:a></text:p>
          </table:table-cell>
          <table:table-cell office:value-type="float" office:value="27481" calcext:value-type="float">
            <text:p>27481</text:p>
          </table:table-cell>
          <table:table-cell office:value-type="string" calcext:value-type="string">
            <text:p>Loss of Breath, by Edgar Allan Poe (1850)</text:p>
          </table:table-cell>
        </table:table-row>
        <table:table-row table:style-name="ro5">
          <table:table-cell office:value-type="string" calcext:value-type="string">
            <text:p><text:a xlink:href="http://www.textfiles.com/etext/AUTHORS/POE/poe-landors-450.txt" xlink:type="simple">poe-landors-450.txt</text:a></text:p>
          </table:table-cell>
          <table:table-cell office:value-type="float" office:value="28160" calcext:value-type="float">
            <text:p>28160</text:p>
          </table:table-cell>
          <table:table-cell office:value-type="string" calcext:value-type="string">
            <text:p>Landor's Cottage: A Pendant to "The Domain of Arnheim", by Edgar Allan Poe (1850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king-449.txt" xlink:type="simple">poe-king-449.txt</text:a></text:p>
          </table:table-cell>
          <table:table-cell office:value-type="float" office:value="28195" calcext:value-type="float">
            <text:p>28195</text:p>
          </table:table-cell>
          <table:table-cell office:value-type="string" calcext:value-type="string">
            <text:p>King Pest, by Edgar Allan Poe (1835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balloon-668.txt" xlink:type="simple">poe-balloon-668.txt</text:a></text:p>
          </table:table-cell>
          <table:table-cell office:value-type="float" office:value="30412" calcext:value-type="float">
            <text:p>30412</text:p>
          </table:table-cell>
          <table:table-cell office:value-type="string" calcext:value-type="string">
            <text:p>The Balloon-Hoax, by Edgar Allan Poe (1850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balloon.poe" xlink:type="simple">balloon.poe</text:a></text:p>
          </table:table-cell>
          <table:table-cell office:value-type="float" office:value="31275" calcext:value-type="float">
            <text:p>31275</text:p>
          </table:table-cell>
          <table:table-cell office:value-type="string" calcext:value-type="string">
            <text:p>The Balloon Hoax, by Edgar Allen Poe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scenes-653.txt" xlink:type="simple">poe-scenes-653.txt</text:a></text:p>
          </table:table-cell>
          <table:table-cell office:value-type="float" office:value="31619" calcext:value-type="float">
            <text:p>31619</text:p>
          </table:table-cell>
          <table:table-cell office:value-type="string" calcext:value-type="string">
            <text:p>Scenes from Politian, by Edgar Allan Poe (1835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premature-700.txt" xlink:type="simple">poe-premature-700.txt</text:a></text:p>
          </table:table-cell>
          <table:table-cell office:value-type="float" office:value="32122" calcext:value-type="float">
            <text:p>32122</text:p>
          </table:table-cell>
          <table:table-cell office:value-type="string" calcext:value-type="string">
            <text:p>The Premature Burial, by Edgar Allan Poe (1850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mellonta-456.txt" xlink:type="simple">poe-mellonta-456.txt</text:a></text:p>
          </table:table-cell>
          <table:table-cell office:value-type="float" office:value="32735" calcext:value-type="float">
            <text:p>32735</text:p>
          </table:table-cell>
          <table:table-cell office:value-type="string" calcext:value-type="string">
            <text:p>Mellonta Tauta, by Edgar Allan Poe (1850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thou-416.txt" xlink:type="simple">poe-thou-416.txt</text:a></text:p>
          </table:table-cell>
          <table:table-cell office:value-type="float" office:value="34088" calcext:value-type="float">
            <text:p>34088</text:p>
          </table:table-cell>
          <table:table-cell office:value-type="string" calcext:value-type="string">
            <text:p>Thou Art the Man, by Edgar Allan Poe (1850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pit-698.txt" xlink:type="simple">poe-pit-698.txt</text:a></text:p>
          </table:table-cell>
          <table:table-cell office:value-type="float" office:value="34443" calcext:value-type="float">
            <text:p>34443</text:p>
          </table:table-cell>
          <table:table-cell office:value-type="string" calcext:value-type="string">
            <text:p>The Pit and the Pendulum, by Edgar Allan Poe (1842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the_pit.txt" xlink:type="simple">the_pit.txt</text:a></text:p>
          </table:table-cell>
          <table:table-cell office:value-type="float" office:value="34485" calcext:value-type="float">
            <text:p>34485</text:p>
          </table:table-cell>
          <table:table-cell office:value-type="string" calcext:value-type="string">
            <text:p>The Pit and the Pendulum, by Edgar Allan Poe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pit-110.txt" xlink:type="simple">poe-pit-110.txt</text:a></text:p>
          </table:table-cell>
          <table:table-cell office:value-type="float" office:value="34486" calcext:value-type="float">
            <text:p>34486</text:p>
          </table:table-cell>
          <table:table-cell office:value-type="string" calcext:value-type="string">
            <text:p>The Pit and the Pendulum, by Edgar Allan Poe (1895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bon-430.txt" xlink:type="simple">poe-bon-430.txt</text:a></text:p>
          </table:table-cell>
          <table:table-cell office:value-type="float" office:value="34564" calcext:value-type="float">
            <text:p>34564</text:p>
          </table:table-cell>
          <table:table-cell office:value-type="string" calcext:value-type="string">
            <text:p>Bon-Bon, by Edgar Allan Poe (1850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ligeia-452.txt" xlink:type="simple">poe-ligeia-452.txt</text:a></text:p>
          </table:table-cell>
          <table:table-cell office:value-type="float" office:value="35863" calcext:value-type="float">
            <text:p>35863</text:p>
          </table:table-cell>
          <table:table-cell office:value-type="string" calcext:value-type="string">
            <text:p>Ligeia, by Edgar Allan Poe (1838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domain-679.txt" xlink:type="simple">poe-domain-679.txt</text:a></text:p>
          </table:table-cell>
          <table:table-cell office:value-type="float" office:value="35934" calcext:value-type="float">
            <text:p>35934</text:p>
          </table:table-cell>
          <table:table-cell office:value-type="string" calcext:value-type="string">
            <text:p>The Domain of Arnheim, by Edgar Allan Poe (1850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marginalia-417.txt" xlink:type="simple">poe-marginalia-417.txt</text:a></text:p>
          </table:table-cell>
          <table:table-cell office:value-type="float" office:value="36516" calcext:value-type="float">
            <text:p>36516</text:p>
          </table:table-cell>
          <table:table-cell office:value-type="string" calcext:value-type="string">
            <text:p>Marginalia, , by Edgar Allan Poe (1844-1849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some-657.txt" xlink:type="simple">poe-some-657.txt</text:a></text:p>
          </table:table-cell>
          <table:table-cell office:value-type="float" office:value="36724" calcext:value-type="float">
            <text:p>36724</text:p>
          </table:table-cell>
          <table:table-cell office:value-type="string" calcext:value-type="string">
            <text:p>Some Words With a Mummy, by Edgar Allan Poe (1850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descent-418.txt" xlink:type="simple">poe-descent-418.txt</text:a></text:p>
          </table:table-cell>
          <table:table-cell office:value-type="float" office:value="38746" calcext:value-type="float">
            <text:p>38746</text:p>
          </table:table-cell>
          <table:table-cell office:value-type="string" calcext:value-type="string">
            <text:p>A Descent Into the Maelstrom, by Edgar Allan Poe (1841)</text:p>
          </table:table-cell>
        </table:table-row>
        <table:table-row table:style-name="ro4">
          <table:table-cell office:value-type="string" calcext:value-type="string">
            <text:p><text:a xlink:href="http://www.textfiles.com/etext/AUTHORS/POE/poe-system-706.txt" xlink:type="simple">poe-system-706.txt</text:a></text:p>
          </table:table-cell>
          <table:table-cell office:value-type="float" office:value="39355" calcext:value-type="float">
            <text:p>39355</text:p>
          </table:table-cell>
          <table:table-cell office:value-type="string" calcext:value-type="string">
            <text:p>The System of Dr. Tarr and Prof. Fether, by Edgar Allan Poe (1850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purloined-701.txt" xlink:type="simple">poe-purloined-701.txt</text:a></text:p>
          </table:table-cell>
          <table:table-cell office:value-type="float" office:value="41289" calcext:value-type="float">
            <text:p>41289</text:p>
          </table:table-cell>
          <table:table-cell office:value-type="string" calcext:value-type="string">
            <text:p>The Purloined Letter, by Edgar Allan Poe (1845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fall-682.txt" xlink:type="simple">poe-fall-682.txt</text:a></text:p>
          </table:table-cell>
          <table:table-cell office:value-type="float" office:value="42829" calcext:value-type="float">
            <text:p>42829</text:p>
          </table:table-cell>
          <table:table-cell office:value-type="string" calcext:value-type="string">
            <text:p>The Fall of the House of Usher, by Edgar Allan Poe (1839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usher.poe" xlink:type="simple">usher.poe</text:a></text:p>
          </table:table-cell>
          <table:table-cell office:value-type="float" office:value="43416" calcext:value-type="float">
            <text:p>43416</text:p>
          </table:table-cell>
          <table:table-cell office:value-type="string" calcext:value-type="string">
            <text:p>The Fall of the House of Usher, by Edgar Allan Poe</text:p>
          </table:table-cell>
        </table:table-row>
        <table:table-row table:style-name="ro5">
          <table:table-cell office:value-type="string" calcext:value-type="string">
            <text:p><text:a xlink:href="http://www.textfiles.com/etext/AUTHORS/POE/poe-thousand-708.txt" xlink:type="simple">poe-thousand-708.txt</text:a></text:p>
          </table:table-cell>
          <table:table-cell office:value-type="float" office:value="43737" calcext:value-type="float">
            <text:p>43737</text:p>
          </table:table-cell>
          <table:table-cell office:value-type="string" calcext:value-type="string">
            <text:p>The Thousand-and-Second Tale of Scheherazade, by Edgar Allan Poe (1850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literary-454.txt" xlink:type="simple">poe-literary-454.txt</text:a></text:p>
          </table:table-cell>
          <table:table-cell office:value-type="float" office:value="44389" calcext:value-type="float">
            <text:p>44389</text:p>
          </table:table-cell>
          <table:table-cell office:value-type="string" calcext:value-type="string">
            <text:p>Literary Life of Thingum Bob, Esq., by Edgar Allan Poe (1850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william-725.txt" xlink:type="simple">poe-william-725.txt</text:a></text:p>
          </table:table-cell>
          <table:table-cell office:value-type="float" office:value="46636" calcext:value-type="float">
            <text:p>46636</text:p>
          </table:table-cell>
          <table:table-cell office:value-type="string" calcext:value-type="string">
            <text:p>William Wilson, by Edgar Allan Poe (1839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maelstrm.txt" xlink:type="simple">maelstrm.txt</text:a></text:p>
          </table:table-cell>
          <table:table-cell office:value-type="float" office:value="47892" calcext:value-type="float">
            <text:p>47892</text:p>
          </table:table-cell>
          <table:table-cell office:value-type="string" calcext:value-type="string">
            <text:p>A Descent into the Maelstrom by Edgar Allan Poe</text:p>
          </table:table-cell>
        </table:table-row>
        <table:table-row table:style-name="ro7">
          <table:table-cell office:value-type="string" calcext:value-type="string">
            <text:p><text:a xlink:href="http://www.textfiles.com/etext/AUTHORS/POE/poe-spectacles-704.txt" xlink:type="simple">poe-spectacles-704.txt</text:a></text:p>
          </table:table-cell>
          <table:table-cell office:value-type="float" office:value="54699" calcext:value-type="float">
            <text:p>54699</text:p>
          </table:table-cell>
          <table:table-cell office:value-type="string" calcext:value-type="string">
            <text:p>The Spectacle, by Edgar Allan Poe (1850)</text:p>
          </table:table-cell>
        </table:table-row>
        <table:table-row table:style-name="ro5">
          <table:table-cell office:value-type="string" calcext:value-type="string">
            <text:p><text:a xlink:href="http://www.textfiles.com/etext/AUTHORS/POE/fallushr.txt" xlink:type="simple">fallushr.txt</text:a></text:p>
          </table:table-cell>
          <table:table-cell office:value-type="float" office:value="57934" calcext:value-type="float">
            <text:p>57934</text:p>
          </table:table-cell>
          <table:table-cell office:value-type="string" calcext:value-type="string">
            <text:p>The Fall of the House of Usher by Edgar Allen Poe, Library of the Future Edition Ver. 4.02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gold-683.txt" xlink:type="simple">poe-gold-683.txt</text:a></text:p>
          </table:table-cell>
          <table:table-cell office:value-type="float" office:value="78068" calcext:value-type="float">
            <text:p>78068</text:p>
          </table:table-cell>
          <table:table-cell office:value-type="string" calcext:value-type="string">
            <text:p>The Gold-Bug, by Edgar Allan Poe (1843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rue.poe" xlink:type="simple">rue.poe</text:a></text:p>
          </table:table-cell>
          <table:table-cell office:value-type="float" office:value="79042" calcext:value-type="float">
            <text:p>79042</text:p>
          </table:table-cell>
          <table:table-cell office:value-type="string" calcext:value-type="string">
            <text:p>The Murders in the Rue Morgue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murders-693.txt" xlink:type="simple">poe-murders-693.txt</text:a></text:p>
          </table:table-cell>
          <table:table-cell office:value-type="float" office:value="79547" calcext:value-type="float">
            <text:p>79547</text:p>
          </table:table-cell>
          <table:table-cell office:value-type="string" calcext:value-type="string">
            <text:p>The Murders In the Rue Morgue, by Edgar Allan Poe (1841)</text:p>
          </table:table-cell>
        </table:table-row>
        <table:table-row table:style-name="ro1">
          <table:table-cell office:value-type="string" calcext:value-type="string">
            <text:p><text:a xlink:href="http://www.textfiles.com/etext/AUTHORS/POE/poe-hans-444.txt" xlink:type="simple">poe-hans-444.txt</text:a></text:p>
          </table:table-cell>
          <table:table-cell office:value-type="float" office:value="108827" calcext:value-type="float">
            <text:p>108827</text:p>
          </table:table-cell>
          <table:table-cell office:value-type="string" calcext:value-type="string">
            <text:p>Hans Phaall, by Edgar Allan Poe (1850)</text:p>
          </table:table-cell>
        </table:table-row>
        <table:table-row table:style-name="ro3">
          <table:table-cell office:value-type="string" calcext:value-type="string">
            <text:p><text:a xlink:href="http://www.textfiles.com/etext/AUTHORS/POE/poe-mystery-694.txt" xlink:type="simple">poe-mystery-694.txt</text:a></text:p>
          </table:table-cell>
          <table:table-cell office:value-type="float" office:value="115271" calcext:value-type="float">
            <text:p>115271</text:p>
          </table:table-cell>
          <table:table-cell office:value-type="string" calcext:value-type="string">
            <text:p>The Mystery of Marie Roget, by Edgar Allan Poe (1850)</text:p>
          </table:table-cell>
        </table:table-row>
        <table:table-row table:style-name="ro7">
          <table:table-cell office:value-type="string" calcext:value-type="string">
            <text:p><text:a xlink:href="http://www.textfiles.com/etext/AUTHORS/POE/poe-narrative-695.txt" xlink:type="simple">poe-narrative-695.txt</text:a></text:p>
          </table:table-cell>
          <table:table-cell office:value-type="float" office:value="403183" calcext:value-type="float">
            <text:p>403183</text:p>
          </table:table-cell>
          <table:table-cell office:value-type="string" calcext:value-type="string">
            <text:p>The Narrative of Arthur Gordon Pym of Nantucket, by Edgar Allan Poe (1850)</text:p>
          </table:table-cell>
        </table:table-row>
        <table:table-row table:style-name="ro2">
          <table:table-cell office:value-type="string" calcext:value-type="string">
            <text:p><text:a xlink:href="http://www.textfiles.com/etext/AUTHORS/POE/poe-criticism-432.txt" xlink:type="simple">poe-criticism-432.txt</text:a></text:p>
          </table:table-cell>
          <table:table-cell office:value-type="float" office:value="472389" calcext:value-type="float">
            <text:p>472389</text:p>
          </table:table-cell>
          <table:table-cell office:value-type="string" calcext:value-type="string">
            <text:p>Criticism, by Edgar Allan Poe (1850)</text:p>
          </table:table-cell>
        </table:table-row>
      </table:table>
      <table:named-expressions/>
      <table:database-ranges>
        <table:database-range table:name="__Anonymous_Sheet_DB__0" table:target-range-address="Hoja1.A1:Hoja1.C1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Leal</meta:initial-creator>
    <meta:creation-date>2017-09-15T20:19:17.899450588</meta:creation-date>
    <dc:date>2017-09-15T20:29:12.828966092</dc:date>
    <dc:creator>Luis Leal</dc:creator>
    <meta:editing-duration>PT9M54S</meta:editing-duration>
    <meta:editing-cycles>1</meta:editing-cycles>
    <meta:document-statistic meta:table-count="1" meta:cell-count="417" meta:object-count="0"/>
    <meta:generator>LibreOffice/4.3.3.2$Linux_X86_64 LibreOffice_project/430m0$Build-2</meta:generator>
  </office:meta>
</office:document-meta>
</file>